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7882in"/>
    </style:style>
    <style:style style:name="co5" style:family="table-column">
      <style:table-column-properties fo:break-before="auto" style:column-width="1.7165in"/>
    </style:style>
    <style:style style:name="co6" style:family="table-column">
      <style:table-column-properties fo:break-before="auto" style:column-width="1.7972in"/>
    </style:style>
    <style:style style:name="co7" style:family="table-column">
      <style:table-column-properties fo:break-before="auto" style:column-width="1.6992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vg_finished_rate mean</text:p>
          </table:table-cell>
          <table:table-cell office:value-type="string" calcext:value-type="string">
            <text:p>avg_finished_rate max</text:p>
          </table:table-cell>
          <table:table-cell office:value-type="string" calcext:value-type="string">
            <text:p>avg_finished_rate var</text:p>
          </table:table-cell>
          <table:table-cell office:value-type="string" calcext:value-type="string">
            <text:p>avg_invalid_rate mean</text:p>
          </table:table-cell>
          <table:table-cell office:value-type="string" calcext:value-type="string">
            <text:p>avg_tot_finished max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29.9" calcext:value-type="float">
            <text:p>129.9</text:p>
          </table:table-cell>
          <table:table-cell office:value-type="float" office:value="262.8" calcext:value-type="float">
            <text:p>262.8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0" calcext:value-type="float">
            <text:p>0</text:p>
          </table:table-cell>
          <table:table-cell office:value-type="float" office:value="119722.1" calcext:value-type="float">
            <text:p>119722.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20.2" calcext:value-type="float">
            <text:p>320.2</text:p>
          </table:table-cell>
          <table:table-cell office:value-type="float" office:value="934.4" calcext:value-type="float">
            <text:p>934.4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0" calcext:value-type="float">
            <text:p>0</text:p>
          </table:table-cell>
          <table:table-cell office:value-type="float" office:value="212720.6" calcext:value-type="float">
            <text:p>212720.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87.6" calcext:value-type="float">
            <text:p>387.6</text:p>
          </table:table-cell>
          <table:table-cell office:value-type="float" office:value="1500.2" calcext:value-type="float">
            <text:p>1500.2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0" calcext:value-type="float">
            <text:p>0</text:p>
          </table:table-cell>
          <table:table-cell office:value-type="float" office:value="227715.8" calcext:value-type="float">
            <text:p>227715.8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42.3" calcext:value-type="float">
            <text:p>442.3</text:p>
          </table:table-cell>
          <table:table-cell office:value-type="float" office:value="2138" calcext:value-type="float">
            <text:p>2138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0" calcext:value-type="float">
            <text:p>0</text:p>
          </table:table-cell>
          <table:table-cell office:value-type="float" office:value="242107.4" calcext:value-type="float">
            <text:p>242107.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63.3" calcext:value-type="float">
            <text:p>563.3</text:p>
          </table:table-cell>
          <table:table-cell office:value-type="float" office:value="2946.3" calcext:value-type="float">
            <text:p>2946.3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0" calcext:value-type="float">
            <text:p>0</text:p>
          </table:table-cell>
          <table:table-cell office:value-type="float" office:value="289335" calcext:value-type="float">
            <text:p>28933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777.4" calcext:value-type="float">
            <text:p>777.4</text:p>
          </table:table-cell>
          <table:table-cell office:value-type="float" office:value="3441.4" calcext:value-type="float">
            <text:p>3441.4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3.7" calcext:value-type="float">
            <text:p>3.7</text:p>
          </table:table-cell>
          <table:table-cell office:value-type="float" office:value="412121.9" calcext:value-type="float">
            <text:p>412121.9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3480.6" calcext:value-type="float">
            <text:p>3480.6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5.8" calcext:value-type="float">
            <text:p>5.8</text:p>
          </table:table-cell>
          <table:table-cell office:value-type="float" office:value="412700.4" calcext:value-type="float">
            <text:p>412700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3375.9" calcext:value-type="float">
            <text:p>3375.9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5" calcext:value-type="float">
            <text:p>5</text:p>
          </table:table-cell>
          <table:table-cell office:value-type="float" office:value="344668.5" calcext:value-type="float">
            <text:p>344668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630.8" calcext:value-type="float">
            <text:p>630.8</text:p>
          </table:table-cell>
          <table:table-cell office:value-type="float" office:value="3092.5" calcext:value-type="float">
            <text:p>3092.5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.3" calcext:value-type="float">
            <text:p>1.3</text:p>
          </table:table-cell>
          <table:table-cell office:value-type="float" office:value="325805.2" calcext:value-type="float">
            <text:p>325805.2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544.6" calcext:value-type="float">
            <text:p>544.6</text:p>
          </table:table-cell>
          <table:table-cell office:value-type="float" office:value="2926.5" calcext:value-type="float">
            <text:p>2926.5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0.8" calcext:value-type="float">
            <text:p>0.8</text:p>
          </table:table-cell>
          <table:table-cell office:value-type="float" office:value="292475.9" calcext:value-type="float">
            <text:p>292475.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247.3" calcext:value-type="float">
            <text:p>247.3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0" calcext:value-type="float">
            <text:p>0</text:p>
          </table:table-cell>
          <table:table-cell office:value-type="float" office:value="115709.2" calcext:value-type="float">
            <text:p>115709.2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18.5" calcext:value-type="float">
            <text:p>318.5</text:p>
          </table:table-cell>
          <table:table-cell office:value-type="float" office:value="940.9" calcext:value-type="float">
            <text:p>940.9</text:p>
          </table:table-cell>
          <table:table-cell office:value-type="float" office:value="162361" calcext:value-type="float">
            <text:p>162361</text:p>
          </table:table-cell>
          <table:table-cell office:value-type="float" office:value="0" calcext:value-type="float">
            <text:p>0</text:p>
          </table:table-cell>
          <table:table-cell office:value-type="float" office:value="214325.1" calcext:value-type="float">
            <text:p>214325.1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88.7" calcext:value-type="float">
            <text:p>388.7</text:p>
          </table:table-cell>
          <table:table-cell office:value-type="float" office:value="1545.1" calcext:value-type="float">
            <text:p>1545.1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0" calcext:value-type="float">
            <text:p>0</text:p>
          </table:table-cell>
          <table:table-cell office:value-type="float" office:value="229097.7" calcext:value-type="float">
            <text:p>229097.7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443.6" calcext:value-type="float">
            <text:p>443.6</text:p>
          </table:table-cell>
          <table:table-cell office:value-type="float" office:value="2153.4" calcext:value-type="float">
            <text:p>2153.4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0" calcext:value-type="float">
            <text:p>0</text:p>
          </table:table-cell>
          <table:table-cell office:value-type="float" office:value="243826.5" calcext:value-type="float">
            <text:p>243826.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675.5" calcext:value-type="float">
            <text:p>675.5</text:p>
          </table:table-cell>
          <table:table-cell office:value-type="float" office:value="3085.2" calcext:value-type="float">
            <text:p>3085.2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.1" calcext:value-type="float">
            <text:p>1.1</text:p>
          </table:table-cell>
          <table:table-cell office:value-type="float" office:value="366255.5" calcext:value-type="float">
            <text:p>366255.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float" office:value="834.6" calcext:value-type="float">
            <text:p>834.6</text:p>
          </table:table-cell>
          <table:table-cell office:value-type="float" office:value="3684.2" calcext:value-type="float">
            <text:p>3684.2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7" calcext:value-type="float">
            <text:p>7</text:p>
          </table:table-cell>
          <table:table-cell office:value-type="float" office:value="467408.7" calcext:value-type="float">
            <text:p>46740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 office:value-type="float" office:value="881.4" calcext:value-type="float">
            <text:p>881.4</text:p>
          </table:table-cell>
          <table:table-cell office:value-type="float" office:value="3796.5" calcext:value-type="float">
            <text:p>3796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7.2" calcext:value-type="float">
            <text:p>7.2</text:p>
          </table:table-cell>
          <table:table-cell office:value-type="float" office:value="478479.3" calcext:value-type="float">
            <text:p>478479.3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776.2" calcext:value-type="float">
            <text:p>776.2</text:p>
          </table:table-cell>
          <table:table-cell office:value-type="float" office:value="3402.8" calcext:value-type="float">
            <text:p>3402.8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6.6" calcext:value-type="float">
            <text:p>6.6</text:p>
          </table:table-cell>
          <table:table-cell office:value-type="float" office:value="403029.9" calcext:value-type="float">
            <text:p>403029.9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767.1" calcext:value-type="float">
            <text:p>767.1</text:p>
          </table:table-cell>
          <table:table-cell office:value-type="float" office:value="3409.8" calcext:value-type="float">
            <text:p>3409.8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7.9" calcext:value-type="float">
            <text:p>7.9</text:p>
          </table:table-cell>
          <table:table-cell office:value-type="float" office:value="406775.4" calcext:value-type="float">
            <text:p>406775.4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626.8" calcext:value-type="float">
            <text:p>626.8</text:p>
          </table:table-cell>
          <table:table-cell office:value-type="float" office:value="3013.1" calcext:value-type="float">
            <text:p>3013.1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4.6" calcext:value-type="float">
            <text:p>4.6</text:p>
          </table:table-cell>
          <table:table-cell office:value-type="float" office:value="300099.8" calcext:value-type="float">
            <text:p>300099.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1.6" calcext:value-type="float">
            <text:p>121.6</text:p>
          </table:table-cell>
          <table:table-cell office:value-type="float" office:value="245.7" calcext:value-type="float">
            <text:p>24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0" calcext:value-type="float">
            <text:p>0</text:p>
          </table:table-cell>
          <table:table-cell office:value-type="float" office:value="114865.5" calcext:value-type="float">
            <text:p>114865.5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321.2" calcext:value-type="float">
            <text:p>321.2</text:p>
          </table:table-cell>
          <table:table-cell office:value-type="float" office:value="951" calcext:value-type="float">
            <text:p>95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0" calcext:value-type="float">
            <text:p>0</text:p>
          </table:table-cell>
          <table:table-cell office:value-type="float" office:value="215555.2" calcext:value-type="float">
            <text:p>215555.2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1565.6" calcext:value-type="float">
            <text:p>1565.6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0" calcext:value-type="float">
            <text:p>0</text:p>
          </table:table-cell>
          <table:table-cell office:value-type="float" office:value="232194.3" calcext:value-type="float">
            <text:p>232194.3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63.8" calcext:value-type="float">
            <text:p>463.8</text:p>
          </table:table-cell>
          <table:table-cell office:value-type="float" office:value="2199.2" calcext:value-type="float">
            <text:p>2199.2</text:p>
          </table:table-cell>
          <table:table-cell office:value-type="float" office:value="569816" calcext:value-type="float">
            <text:p>569816</text:p>
          </table:table-cell>
          <table:table-cell office:value-type="float" office:value="0" calcext:value-type="float">
            <text:p>0</text:p>
          </table:table-cell>
          <table:table-cell office:value-type="float" office:value="251693.3" calcext:value-type="float">
            <text:p>251693.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3363.2" calcext:value-type="float">
            <text:p>3363.2</text:p>
          </table:table-cell>
          <table:table-cell office:value-type="float" office:value="1277317.5" calcext:value-type="float">
            <text:p>1277317.5</text:p>
          </table:table-cell>
          <table:table-cell office:value-type="float" office:value="2.8" calcext:value-type="float">
            <text:p>2.8</text:p>
          </table:table-cell>
          <table:table-cell office:value-type="float" office:value="438249.7" calcext:value-type="float">
            <text:p>438249.7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855.4" calcext:value-type="float">
            <text:p>855.4</text:p>
          </table:table-cell>
          <table:table-cell office:value-type="float" office:value="3519.6" calcext:value-type="float">
            <text:p>3519.6</text:p>
          </table:table-cell>
          <table:table-cell office:value-type="float" office:value="1451325.2" calcext:value-type="float">
            <text:p>1451325.2</text:p>
          </table:table-cell>
          <table:table-cell office:value-type="float" office:value="7.4" calcext:value-type="float">
            <text:p>7.4</text:p>
          </table:table-cell>
          <table:table-cell office:value-type="float" office:value="517200.7" calcext:value-type="float">
            <text:p>517200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861.6" calcext:value-type="float">
            <text:p>861.6</text:p>
          </table:table-cell>
          <table:table-cell office:value-type="float" office:value="3725.3" calcext:value-type="float">
            <text:p>3725.3</text:p>
          </table:table-cell>
          <table:table-cell office:value-type="float" office:value="1510776.9" calcext:value-type="float">
            <text:p>1510776.9</text:p>
          </table:table-cell>
          <table:table-cell office:value-type="float" office:value="9" calcext:value-type="float">
            <text:p>9</text:p>
          </table:table-cell>
          <table:table-cell office:value-type="float" office:value="466516.6" calcext:value-type="float">
            <text:p>466516.6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777.9" calcext:value-type="float">
            <text:p>777.9</text:p>
          </table:table-cell>
          <table:table-cell office:value-type="float" office:value="3206.9" calcext:value-type="float">
            <text:p>3206.9</text:p>
          </table:table-cell>
          <table:table-cell office:value-type="float" office:value="1242400" calcext:value-type="float">
            <text:p>1242400</text:p>
          </table:table-cell>
          <table:table-cell office:value-type="float" office:value="8" calcext:value-type="float">
            <text:p>8</text:p>
          </table:table-cell>
          <table:table-cell office:value-type="float" office:value="446869.1" calcext:value-type="float">
            <text:p>446869.1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11.3" calcext:value-type="float">
            <text:p>811.3</text:p>
          </table:table-cell>
          <table:table-cell office:value-type="float" office:value="3609.6" calcext:value-type="float">
            <text:p>3609.6</text:p>
          </table:table-cell>
          <table:table-cell office:value-type="float" office:value="1477678.8" calcext:value-type="float">
            <text:p>1477678.8</text:p>
          </table:table-cell>
          <table:table-cell office:value-type="float" office:value="8.8" calcext:value-type="float">
            <text:p>8.8</text:p>
          </table:table-cell>
          <table:table-cell office:value-type="float" office:value="448189.7" calcext:value-type="float">
            <text:p>448189.7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office:value-type="float" office:value="763.7" calcext:value-type="float">
            <text:p>763.7</text:p>
          </table:table-cell>
          <table:table-cell office:value-type="float" office:value="3234.7" calcext:value-type="float">
            <text:p>3234.7</text:p>
          </table:table-cell>
          <table:table-cell office:value-type="float" office:value="1273422.8" calcext:value-type="float">
            <text:p>1273422.8</text:p>
          </table:table-cell>
          <table:table-cell office:value-type="float" office:value="6.4" calcext:value-type="float">
            <text:p>6.4</text:p>
          </table:table-cell>
          <table:table-cell office:value-type="float" office:value="426554.1" calcext:value-type="float">
            <text:p>426554.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0.9" calcext:value-type="float">
            <text:p>120.9</text:p>
          </table:table-cell>
          <table:table-cell office:value-type="float" office:value="241.2" calcext:value-type="float">
            <text:p>241.2</text:p>
          </table:table-cell>
          <table:table-cell office:value-type="float" office:value="12023.2" calcext:value-type="float">
            <text:p>12023.2</text:p>
          </table:table-cell>
          <table:table-cell office:value-type="float" office:value="0" calcext:value-type="float">
            <text:p>0</text:p>
          </table:table-cell>
          <table:table-cell office:value-type="float" office:value="114753.8" calcext:value-type="float">
            <text:p>114753.8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21.3" calcext:value-type="float">
            <text:p>321.3</text:p>
          </table:table-cell>
          <table:table-cell office:value-type="float" office:value="956.4" calcext:value-type="float">
            <text:p>956.4</text:p>
          </table:table-cell>
          <table:table-cell office:value-type="float" office:value="163522.3" calcext:value-type="float">
            <text:p>163522.3</text:p>
          </table:table-cell>
          <table:table-cell office:value-type="float" office:value="0" calcext:value-type="float">
            <text:p>0</text:p>
          </table:table-cell>
          <table:table-cell office:value-type="float" office:value="216168.8" calcext:value-type="float">
            <text:p>216168.8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395.8" calcext:value-type="float">
            <text:p>395.8</text:p>
          </table:table-cell>
          <table:table-cell office:value-type="float" office:value="1556.6" calcext:value-type="float">
            <text:p>1556.6</text:p>
          </table:table-cell>
          <table:table-cell office:value-type="float" office:value="346336.7" calcext:value-type="float">
            <text:p>346336.7</text:p>
          </table:table-cell>
          <table:table-cell office:value-type="float" office:value="0" calcext:value-type="float">
            <text:p>0</text:p>
          </table:table-cell>
          <table:table-cell office:value-type="float" office:value="230244.4" calcext:value-type="float">
            <text:p>230244.4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2438.4" calcext:value-type="float">
            <text:p>2438.4</text:p>
          </table:table-cell>
          <table:table-cell office:value-type="float" office:value="639358.6" calcext:value-type="float">
            <text:p>639358.6</text:p>
          </table:table-cell>
          <table:table-cell office:value-type="float" office:value="0.3" calcext:value-type="float">
            <text:p>0.3</text:p>
          </table:table-cell>
          <table:table-cell office:value-type="float" office:value="261931.6" calcext:value-type="float">
            <text:p>261931.6</text:p>
          </table:table-cell>
          <table:table-cell table:number-columns-repeated="1017"/>
        </table:table-row>
      </table:table>
      <table:table table:name="finished reformat for gnuplot" table:style-name="ta1">
        <table:table-column table:style-name="co9" table:number-columns-repeated="5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.9" calcext:value-type="float">
            <text:p>129.9</text:p>
          </table:table-cell>
          <table:table-cell office:value-type="float" office:value="125" calcext:value-type="float">
            <text:p>125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.2" calcext:value-type="float">
            <text:p>320.2</text:p>
          </table:table-cell>
          <table:table-cell office:value-type="float" office:value="318.5" calcext:value-type="float">
            <text:p>318.5</text:p>
          </table:table-cell>
          <table:table-cell office:value-type="float" office:value="321.2" calcext:value-type="float">
            <text:p>321.2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7.6" calcext:value-type="float">
            <text:p>387.6</text:p>
          </table:table-cell>
          <table:table-cell office:value-type="float" office:value="388.7" calcext:value-type="float">
            <text:p>388.7</text:p>
          </table:table-cell>
          <table:table-cell office:value-type="float" office:value="394" calcext:value-type="float">
            <text:p>394</text:p>
          </table:table-cell>
          <table:table-cell office:value-type="float" office:value="395.8" calcext:value-type="float">
            <text:p>395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2.3" calcext:value-type="float">
            <text:p>442.3</text:p>
          </table:table-cell>
          <table:table-cell office:value-type="float" office:value="443.6" calcext:value-type="float">
            <text:p>443.6</text:p>
          </table:table-cell>
          <table:table-cell office:value-type="float" office:value="463.8" calcext:value-type="float">
            <text:p>463.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3.3" calcext:value-type="float">
            <text:p>563.3</text:p>
          </table:table-cell>
          <table:table-cell office:value-type="float" office:value="675.5" calcext:value-type="float">
            <text:p>675.5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77.4" calcext:value-type="float">
            <text:p>777.4</text:p>
          </table:table-cell>
          <table:table-cell office:value-type="float" office:value="834.6" calcext:value-type="float">
            <text:p>834.6</text:p>
          </table:table-cell>
          <table:table-cell office:value-type="float" office:value="855.4" calcext:value-type="float">
            <text:p>855.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4" calcext:value-type="float">
            <text:p>774</text:p>
          </table:table-cell>
          <table:table-cell office:value-type="float" office:value="881.4" calcext:value-type="float">
            <text:p>881.4</text:p>
          </table:table-cell>
          <table:table-cell office:value-type="float" office:value="861.6" calcext:value-type="float">
            <text:p>861.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82" calcext:value-type="float">
            <text:p>682</text:p>
          </table:table-cell>
          <table:table-cell office:value-type="float" office:value="776.2" calcext:value-type="float">
            <text:p>776.2</text:p>
          </table:table-cell>
          <table:table-cell office:value-type="float" office:value="777.9" calcext:value-type="float">
            <text:p>777.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0.8" calcext:value-type="float">
            <text:p>630.8</text:p>
          </table:table-cell>
          <table:table-cell office:value-type="float" office:value="767.1" calcext:value-type="float">
            <text:p>767.1</text:p>
          </table:table-cell>
          <table:table-cell office:value-type="float" office:value="811.3" calcext:value-type="float">
            <text:p>811.3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44.6" calcext:value-type="float">
            <text:p>544.6</text:p>
          </table:table-cell>
          <table:table-cell office:value-type="float" office:value="626.8" calcext:value-type="float">
            <text:p>626.8</text:p>
          </table:table-cell>
          <table:table-cell office:value-type="float" office:value="763.7" calcext:value-type="float">
            <text:p>763.7</text:p>
          </table:table-cell>
          <table:table-cell/>
        </table:table-row>
      </table:table>
      <table:table table:name="invalids reformat for gnuplot" table:style-name="ta1">
        <table:table-column table:style-name="co9" table:number-columns-repeated="5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/>
        </table:table-row>
      </table:table>
      <table:table table:name="finished variance reformat" table:style-name="ta1">
        <table:table-column table:style-name="co9" table:number-columns-repeated="5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12023.2" calcext:value-type="float">
            <text:p>12023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162361" calcext:value-type="float">
            <text:p>16236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163522.3" calcext:value-type="float">
            <text:p>163522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346336.7" calcext:value-type="float">
            <text:p>346336.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569816" calcext:value-type="float">
            <text:p>569816</text:p>
          </table:table-cell>
          <table:table-cell office:value-type="float" office:value="639358.6" calcext:value-type="float">
            <text:p>639358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277317.5" calcext:value-type="float">
            <text:p>1277317.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1451325.2" calcext:value-type="float">
            <text:p>1451325.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1510776.9" calcext:value-type="float">
            <text:p>1510776.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1242400" calcext:value-type="float">
            <text:p>12424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1477678.8" calcext:value-type="float">
            <text:p>1477678.8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1273422.8" calcext:value-type="float">
            <text:p>1273422.8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A1:all.G35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1:24:52.930843257</dc:date>
    <meta:editing-duration>PT1H6M29S</meta:editing-duration>
    <meta:editing-cycles>15</meta:editing-cycles>
    <meta:generator>LibreOffice/6.4.7.2$Linux_X86_64 LibreOffice_project/40$Build-2</meta:generator>
    <meta:document-statistic meta:table-count="4" meta:cell-count="377" meta:object-count="0"/>
  </office:meta>
</office:document-meta>
</file>